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book.renameSheet( final int index ,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book.Workbo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orkbook.createData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book.createFo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book.getValidate( String format , shor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orkbook.write( final POIFSFileSystem file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book.getWorkbo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book.getNex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book.getPhysicalIndex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book.createSheet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book.create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